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family-generic="system"/>
    <style:font-face style:name="Courier New" svg:font-family="'Courier New'" style:font-family-generic="modern" style:font-pitch="fixed"/>
    <style:font-face style:name="MS Mincho" svg:font-family="'MS Minch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le1" style:family="table">
      <style:table-properties style:width="6.8556in" style:rel-width="99%" fo:margin-left="0.0694in" table:align="left" fo:background-color="transparent">
        <style:background-image/>
      </style:table-properties>
    </style:style>
    <style:style style:name="Table1.A" style:family="table-column">
      <style:table-column-properties style:column-width="0.8111in" style:rel-column-width="1168*"/>
    </style:style>
    <style:style style:name="Table1.B" style:family="table-column">
      <style:table-column-properties style:column-width="2.684in" style:rel-column-width="3865*"/>
    </style:style>
    <style:style style:name="Table1.C" style:family="table-column">
      <style:table-column-properties style:column-width="3.3604in" style:rel-column-width="4839*"/>
    </style:style>
    <style:style style:name="Table1.1" style:family="table-row">
      <style:table-row-properties fo:background-color="transparent">
        <style:background-image/>
      </style:table-row-properties>
    </style:style>
    <style:style style:name="Table1.A1" style:family="table-cell">
      <style:table-cell-properties fo:background-color="#999999" fo:padding="0in" fo:border="none">
        <style:background-image/>
      </style:table-cell-properties>
    </style:style>
    <style:style style:name="Table1.A2" style:family="table-cell">
      <style:table-cell-properties fo:padding="0in" fo:border="none"/>
    </style:style>
    <style:style style:name="Table1.B2" style:family="table-cell">
      <style:table-cell-properties fo:padding="0in" fo:border="none"/>
    </style:style>
    <style:style style:name="Table1.C2" style:family="table-cell">
      <style:table-cell-properties fo:padding="0in" fo:border="none"/>
    </style:style>
    <style:style style:name="Table1.A3" style:family="table-cell">
      <style:table-cell-properties fo:padding="0in" fo:border="none"/>
    </style:style>
    <style:style style:name="Table1.B3" style:family="table-cell">
      <style:table-cell-properties fo:padding="0in" fo:border="none"/>
    </style:style>
    <style:style style:name="Table1.C3" style:family="table-cell">
      <style:table-cell-properties fo:padding="0in" fo:border="none"/>
    </style:style>
    <style:style style:name="Table1.A4" style:family="table-cell">
      <style:table-cell-properties fo:padding="0in" fo:border="none"/>
    </style:style>
    <style:style style:name="Table1.B4" style:family="table-cell">
      <style:table-cell-properties fo:padding="0in" fo:border="none"/>
    </style:style>
    <style:style style:name="Table1.C4" style:family="table-cell">
      <style:table-cell-properties fo:padding="0in" fo:border="none"/>
    </style:style>
    <style:style style:name="Table1.A5" style:family="table-cell">
      <style:table-cell-properties fo:padding="0in" fo:border="none"/>
    </style:style>
    <style:style style:name="Table1.B5" style:family="table-cell">
      <style:table-cell-properties fo:padding="0in" fo:border="none"/>
    </style:style>
    <style:style style:name="Table1.C5" style:family="table-cell">
      <style:table-cell-properties fo:padding="0in" fo:border="none"/>
    </style:style>
    <style:style style:name="Table1.A6" style:family="table-cell">
      <style:table-cell-properties fo:padding="0in" fo:border="none"/>
    </style:style>
    <style:style style:name="Table1.B6" style:family="table-cell">
      <style:table-cell-properties fo:padding="0in" fo:border="none"/>
    </style:style>
    <style:style style:name="Table1.C6" style:family="table-cell">
      <style:table-cell-properties fo:padding="0in" fo:border="none"/>
    </style:style>
    <style:style style:name="Table1.A7" style:family="table-cell">
      <style:table-cell-properties fo:padding="0in" fo:border="none"/>
    </style:style>
    <style:style style:name="Table1.B7" style:family="table-cell">
      <style:table-cell-properties fo:padding="0in" fo:border="none"/>
    </style:style>
    <style:style style:name="Table1.C7" style:family="table-cell">
      <style:table-cell-properties fo:padding="0in" fo:border="none"/>
    </style:style>
    <style:style style:name="P1" style:family="paragraph" style:parent-style-name="Standard" style:master-page-name="MP0">
      <style:paragraph-properties style:page-number="auto"/>
    </style:style>
    <style:style style:name="P2" style:family="paragraph" style:parent-style-name="Standard">
      <style:paragraph-properties fo:break-before="page"/>
    </style:style>
    <style:style style:name="T1" style:family="text">
      <style:text-properties fo:font-size="11pt" style:font-size-asian="11pt" style:font-size-complex="11pt"/>
    </style:style>
    <style:style style:name="T2" style:family="text">
      <style:text-properties fo:font-size="11pt" officeooo:rsid="002699ae" style:font-size-asian="11pt" style:font-size-complex="11pt"/>
    </style:style>
    <style:style style:name="T3" style:family="text">
      <style:text-properties fo:font-size="11pt" officeooo:rsid="002abcce" style:font-size-asian="11pt" style:font-size-complex="11pt"/>
    </style:style>
    <style:style style:name="T4" style:family="text">
      <style:text-properties style:font-name="Courier New"/>
    </style:style>
    <style:style style:name="T5" style:family="text">
      <style:text-properties officeooo:rsid="0018862b"/>
    </style:style>
    <style:style style:name="T6" style:family="text">
      <style:text-properties officeooo:rsid="001ba71e"/>
    </style:style>
    <style:style style:name="T7" style:family="text">
      <style:text-properties style:font-name="Arial" fo:font-size="11pt" officeooo:rsid="001cb289" style:font-name-asian="Courier New" style:font-size-asian="11pt" style:font-name-complex="Courier New" style:font-size-complex="11pt"/>
    </style:style>
    <style:style style:name="T8" style:family="text">
      <style:text-properties style:font-name="Arial" fo:font-size="11pt" officeooo:rsid="002699ae" style:font-name-asian="Courier New" style:font-size-asian="11pt" style:font-name-complex="Courier New" style:font-size-complex="11pt"/>
    </style:style>
    <style:style style:name="T9" style:family="text">
      <style:text-properties style:font-name="Arial" fo:font-size="11pt" officeooo:rsid="002abcce" style:font-name-asian="Courier New" style:font-size-asian="11pt" style:font-name-complex="Courier New" style:font-size-complex="11pt"/>
    </style:style>
    <style:style style:name="T10" style:family="text">
      <style:text-properties style:font-name="Arial" style:font-name-asian="Courier New" style:font-name-complex="Courier New"/>
    </style:style>
    <style:style style:name="T11" style:family="text">
      <style:text-properties officeooo:rsid="001d0e5d"/>
    </style:style>
    <style:style style:name="T12" style:family="text">
      <style:text-properties officeooo:rsid="00251712"/>
    </style:style>
    <style:style style:name="T13" style:family="text">
      <style:text-properties officeooo:rsid="00251e63"/>
    </style:style>
    <style:style style:name="T14" style:family="text">
      <style:text-properties fo:font-weight="normal" officeooo:rsid="00251712" style:font-weight-asian="normal" style:font-weight-complex="normal"/>
    </style:style>
    <style:style style:name="T15" style:family="text">
      <style:text-properties fo:font-weight="normal" officeooo:rsid="00251e63" style:font-weight-asian="normal" style:font-weight-complex="normal"/>
    </style:style>
    <style:style style:name="T16" style:family="text">
      <style:text-properties officeooo:rsid="003318e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pter</text:p>
      <text:p text:style-name="Standard">Arrays</text:p>
      <text:p text:style-name="Standard"/>
      <text:p text:style-name="Standard">Arrays are probably the single most useful programming construct that is available to you in FreeBasic. Many problems that you will try to solve with a programming solution involve data arranged in tabular format, and arrays are perfect for managing this type of data. Understanding arrays is crucial skill in becoming a competent programmer.</text:p>
      <text:p text:style-name="Standard"/>
      <text:p text:style-name="Standard">Arrays are contiguous memory segments of a single or composite data type. You can think of an array as a table, with rows and columns of data. An array can have one or more rows, and each row can have one or columns. The number of rows and columns define the dimensions of the array. FreeBasic uses the row-major scheme for arrays, which means that the first dimension references the row in an array that has more than one dimension. FreeBasic supports up to eight dimensions in an array.</text:p>
      <text:p text:style-name="Standard"/>
      <text:p text:style-name="Standard">One-Dimensional Arrays</text:p>
      <text:p text:style-name="Standard"/>
      <text:p text:style-name="Standard">An array with a single row is called a one-dimensional array. If an array is a single-dimensional array, then the row is not defined in the declaration, only the number of columns in the row. Since an array requires a minimum of one row, the row is understood to exist in this case. The following code snippets create a single-dimension integer array using the different array definition schemes available in FreeBasic.</text:p>
      <text:p text:style-name="Standard"/>
      <text:p text:style-name="Standard">Dim myArray(10) as Integer</text:p>
      <text:p text:style-name="Standard"/>
      <text:p text:style-name="Standard">This will define an array with a single row and 11 columns, with column indexes(numbers) ranging from 0 to 10. The base array index is 0 if the lower bound of the array is not defined. This behavior can be changed using the Option Base n compiler directive. Setting Option Base 1 with the above example would result in an array with 10columns, with the indexes ranging from 1 to 10. The Option Base directive must be defined before dimensioning any arrays.</text:p>
      <text:p text:style-name="Standard"/>
      <text:p text:style-name="Standard">Dim myArray(1 to 10) as Integer</text:p>
      <text:p text:style-name="Standard"/>
      <text:p text:style-name="Standard">This example will define a single-dimension array with 10 columns, with indexes ranging from 1 to 10.</text:p>
      <text:p text:style-name="Standard"/>
      <text:p text:style-name="Standard">One-Dimensional Array Indexes</text:p>
      <text:p text:style-name="Standard"/>
      <text:p text:style-name="Standard">You access each element of an array using an index value. In the case of a single-dimension array, the index would refer to a column number in the default row. The format is to use the array variable, with the index surrounded by parenthesis.</text:p>
      <text:p text:style-name="Standard"/>
      <text:p text:style-name="Standard">myArray(5) = 7</text:p>
      <text:p text:style-name="Standard"/>
      <text:p text:style-name="Standard">This would set the value of column 5 of myArray to 7.</text:p>
      <text:p text:style-name="Standard"/>
      <text:p text:style-name="Standard"><text:span text:style-name="T10">myInt</text:span> = <text:span text:style-name="T10">myArray</text:span>(5)</text:p>
      <text:p text:style-name="Standard"><text:soft-page-break/></text:p>
      <text:p text:style-name="Standard">This will set the value of myInt to the current value of column 5 in myArray.</text:p>
      <text:p text:style-name="Standard"/>
      <text:p text:style-name="Standard">Two-Dimensional Arrays</text:p>
      <text:p text:style-name="Standard"/>
      <text:p text:style-name="Standard">A two-dimensional array is an array that has more than one row, along with the defined columns. A two-dimensional array is like a table, with a defined number of rows, where each row has a defined number of columns. The following code snippet defined an array using the default method.</text:p>
      <text:p text:style-name="Standard"/>
      <text:p text:style-name="Standard">Dim myArray(2, 10) as Integer</text:p>
      <text:p text:style-name="Standard"/>
      <text:p text:style-name="Standard">The first dimension defines the number of rows in the array, while the second dimension defines the number of columns in each row. In this example, the array has 3 rows, numbered 0 to 2, and each row has 11 columns, numbered 0 to 10.</text:p>
      <text:p text:style-name="Standard"/>
      <text:p text:style-name="Standard">You can also define the lower and upper bounds of the array.</text:p>
      <text:p text:style-name="Standard"/>
      <text:p text:style-name="Standard">Dim myArray(1 to 2, 1 to 10) as Integer</text:p>
      <text:p text:style-name="Standard"/>
      <text:p text:style-name="Standard">This definition would set the number of rows to 2, numbered 1 to 2 and the number of columns to 10, numbered 1 to 10.</text:p>
      <text:p text:style-name="Standard">Two-Dimensional Array Indexes</text:p>
      <text:p text:style-name="Standard"/>
      <text:p text:style-name="Standard">To access the array elements you would use two indexes. The first index selects the row, and the second index selects a column within that row.</text:p>
      <text:p text:style-name="Standard"/>
      <text:p text:style-name="Standard">myArray(1, 5) = 7</text:p>
      <text:p text:style-name="Standard"/>
      <text:p text:style-name="Standard">This code would set column 5 in row 1 to 7.</text:p>
      <text:p text:style-name="Standard"/>
      <text:p text:style-name="Standard">myInt = myArray(1, 5)</text:p>
      <text:p text:style-name="Standard"/>
      <text:p text:style-name="Standard">This code would set myInt to the current value contained within column 5 of row 1of myArray.</text:p>
      <text:p text:style-name="Standard"/>
      <text:p text:style-name="Standard">The following program illustrates creating and accessing a two dimensional array.</text:p>
      <text:p text:style-name="Standard"/>
      <text:p text:style-name="Standard">'Create a two dimensional array <text:span text:style-name="T16">and to integer variables</text:span></text:p>
      <text:p text:style-name="Standard">Dim As Integer myArray(1 To 2, 1 To 10), i, j</text:p>
      <text:p text:style-name="Standard"/>
      <text:p text:style-name="Standard">'Load some data into the array</text:p>
      <text:p text:style-name="Standard">Randomize (Timer)</text:p>
      <text:p text:style-name="Standard"/>
      <text:p text:style-name="Standard">For i = 1 To 2 <text:s/><text:tab/><text:tab/>‘<text:span text:style-name="T16">loop for first index’</text:span></text:p>
      <text:p text:style-name="Standard"><text:tab/>For j = 1 To 9 <text:tab/><text:tab/>‘<text:span text:style-name="T16">loop for second index. </text:span></text:p>
      <text:p text:style-name="Standard"><text:tab/><text:tab/>myArray(i, j) = Rnd * 10</text:p>
      <text:p text:style-name="Standard"><text:soft-page-break/><text:tab/>Next</text:p>
      <text:p text:style-name="Standard">Next</text:p>
      <text:p text:style-name="Standard"/>
      <text:p text:style-name="Standard">'Print data in array</text:p>
      <text:p text:style-name="Standard">For i = 1 To 2 <text:tab/><text:tab/>‘<text:span text:style-name="T16">loop for first index.</text:span></text:p>
      <text:p text:style-name="Standard"><text:tab/>For j = 1 To 9 <text:tab/><text:tab/>‘<text:span text:style-name="T16">loop for second index.</text:span></text:p>
      <text:p text:style-name="Standard"><text:tab/><text:tab/>Print "row:";i;" col:";j;" value:";_</text:p>
      <text:p text:style-name="Standard"><text:tab/><text:tab/>myArray(i, j)</text:p>
      <text:p text:style-name="Standard"><text:tab/>Next</text:p>
      <text:p text:style-name="Standard">Next</text:p>
      <text:p text:style-name="Standard"/>
      <text:p text:style-name="Standard">Sleep</text:p>
      <text:p text:style-name="Standard">End</text:p>
      <text:p text:style-name="Standard"/>
      <text:p text:style-name="Standard">Listing <text:span text:style-name="T6">5</text:span>.1: arrayindex.bas</text:p>
      <text:p text:style-name="Standard"/>
      <text:p text:style-name="Standard"><text:span text:style-name="T1"><text:tab/>Analysis: </text:span><text:span text:style-name="T2">A </text:span><text:span text:style-name="T1"><text:s/>two-dimensional array </text:span><text:span text:style-name="T2">is created </text:span><text:span text:style-name="T1">with two rows, with each row having ten columns. The working variables i and j are also declared on the same line. </text:span><text:span text:style-name="T2">A nested For-Next loop is used to </text:span><text:span text:style-name="T1">load some random data into the array. <text:s/></text:span><text:span text:style-name="T8">This method </text:span><text:span text:style-name="T1">is the common way to access multi-dimensional arrays. The variable i will select the row indexes while the j variable will access the column indexes. </text:span><text:span text:style-name="T8">Another nested For-Next loop is used to </text:span><text:span text:style-name="T1">print the values stored in the array. The format is identical to the load code. The program is closed in the usual way.</text:span></text:p>
      <text:p text:style-name="Standard"/>
      <text:p text:style-name="Standard">When you run the program you should see the following output.</text:p>
      <text:p text:style-name="Standard"/>
      <text:p text:style-name="Standard">row: 1 col: 1 value: 0</text:p>
      <text:p text:style-name="Standard">row: 1 col: 2 value: 6</text:p>
      <text:p text:style-name="Standard">row: 1 col: 3 value: 2</text:p>
      <text:p text:style-name="Standard">row: 1 col: 4 value: 8</text:p>
      <text:p text:style-name="Standard">row: 1 col: 5 value: 6</text:p>
      <text:p text:style-name="Standard">row: 1 col: 6 value: 5</text:p>
      <text:p text:style-name="Standard">row: 1 col: 7 value: 4</text:p>
      <text:p text:style-name="Standard">row: 1 col: 8 value: 9</text:p>
      <text:p text:style-name="Standard">row: 1 col: 9 value: 8</text:p>
      <text:p text:style-name="Standard">row: 2 col: 1 value: 7</text:p>
      <text:p text:style-name="Standard">row: 2 col: 2 value: 2</text:p>
      <text:p text:style-name="Standard">row: 2 col: 3 value: 9</text:p>
      <text:p text:style-name="Standard">row: 2 col: 4 value: 7</text:p>
      <text:p text:style-name="Standard">row: 2 col: 5 value: 5</text:p>
      <text:p text:style-name="Standard">row: 2 col: 6 value: 3</text:p>
      <text:p text:style-name="Standard">row: 2 col: 7 value: 0</text:p>
      <text:p text:style-name="Standard">row: 2 col: 8 value: 1</text:p>
      <text:p text:style-name="Standard">row: 2 col: 9 value: 4</text:p>
      <text:p text:style-name="Standard"/>
      <text:p text:style-name="Standard"><text:span text:style-name="T1">Output </text:span><text:span text:style-name="T7">5.</text:span><text:span text:style-name="T1">1: Output of arrayindex.bas</text:span></text:p>
      <text:p text:style-name="Standard"/>
      <text:p text:style-name="Standard"><text:soft-page-break/>Multi-Dimensional Arrays</text:p>
      <text:p text:style-name="Standard">For arrays of three or more dimensions, you would use the same format as listed above, taking into account the progression of the array dimensions. For a three-dimensional array, the first dimension would be the row, the second the column, the third would be the z-order, or depth, of each column. For example, to define a cube in space, you would use the y,x,z format, where y defines the vertical axis, x defines the horizontal axis and z defines the depth axis. To create an array in this format you could define the array as <text:span text:style-name="T4">Dim myCube(y, x, z)</text:span> <text:span text:style-name="T4">as Integer</text:span>. <text:span text:style-name="T4">MyCube(10, 10, 10) </text:span>would create a cube with 11 vertical units, 0 to 10, 11 horizontal units, 0 to 10 and 10 depth units, 0 to 10. To access the center of the cube, you would use <text:span text:style-name="T4">iCenter = myCube(5, 5, 5)</text:span>.</text:p>
      <text:p text:style-name="Standard"/>
      <text:p text:style-name="Standard">You will probably never need to use arrays of more than three dimensions, unless you are doing some advanced mathematical calculations. However, if you need to use higher-dimensional arrays, the same principles apply.</text:p>
      <text:p text:style-name="Standard"/>
      <text:p text:style-name="Standard"/>
      <text:p text:style-name="Standard">Dynamic Arrays</text:p>
      <text:p text:style-name="Standard"/>
      <text:p text:style-name="Standard">The arrays described above are static arrays; the array size cannot change during program execution. You can also create dynamic arrays that can change size during execution. Dynamic arrays are useful for creating data structures such as stacks or queues.</text:p>
      <text:p text:style-name="Standard"/>
      <text:p text:style-name="Standard">Static arrays, the arrays described above, are kept on the heap, but dynamic arrays are allocated from the computer's pool of memory.. You can dimension a dynamic array in two ways. The first is to declare the array size in the Dim statement and then resize it using Redim or Redim Preserve. The second is to not specify the array size, use empty parenthesis, and then use Redim or Redim Preserve to size the array. Redim will size the array and clear the array contents. Redim Preserve will size the array. and keep any existing data in th<text:span text:style-name="T11">e</text:span> array.</text:p>
      <text:p text:style-name="Standard"/>
      <text:p text:style-name="Standard">There are a couple of exceptions to this. When declaring an array using variables for the index values, the array is implicitly dynamic. You can also declare an array without specifying index values, that is using an empty parentheses in the array declaration, and then use Redim to resize the array. </text:p>
      <text:p text:style-name="Standard"/>
      <text:p text:style-name="Standard">The following program creates a simple integer stack and then manipulates the stack.</text:p>
      <text:p text:style-name="Standard"/>
      <text:p text:style-name="Standard">'Create an integer stack. The 0 index will be our empty marker.</text:p>
      <text:p text:style-name="Standard">Dim As Integer stack()</text:p>
      <text:p text:style-name="Standard"><text:span text:style-name="T16">dim</text:span> I <text:span text:style-name="T16">as integer<text:tab/><text:tab/>‘loop counter</text:span></text:p>
      <text:p text:style-name="Standard"><text:span text:style-name="T16">dim </text:span>ivalue <text:span text:style-name="T16">as integer<text:tab/>‘Value to push on stack. </text:span></text:p>
      <text:p text:style-name="Standard"><text:span text:style-name="T16">dim </text:span>stacktop <text:span text:style-name="T16">as integer<text:tab/>‘Top of stack. <text:s text:c="2"/></text:span></text:p>
      <text:p text:style-name="Standard"/>
      <text:p text:style-name="Standard">'This will push a value on the stack, update the top of ‘stack</text:p>
      <text:p text:style-name="Standard">'Push five values on to stack</text:p>
      <text:p text:style-name="Standard">Print "Pushing values on stack..."</text:p>
      <text:p text:style-name="Standard">For i = 1 To 5</text:p>
      <text:p text:style-name="Standard"><text:tab/>ivalue = i * 2</text:p>
      <text:p text:style-name="Standard"><text:soft-page-break/><text:tab/>stacktop = i</text:p>
      <text:p text:style-name="Standard"><text:tab/>ReDim Preserve stack(stacktop)</text:p>
      <text:p text:style-name="Standard"><text:tab/>stack(stacktop) = ivalue</text:p>
      <text:p text:style-name="Standard"><text:tab/>Print "Stack top:";Ubound(stack), "Value:";_ <text:tab/><text:tab/><text:tab/><text:tab/>stack(stacktop)</text:p>
      <text:p text:style-name="Standard">Next '</text:p>
      <text:p text:style-name="Standard"/>
      <text:p text:style-name="Standard">Print</text:p>
      <text:p text:style-name="Standard">'This will pop a value off the stack, update top of ‘stack</text:p>
      <text:p text:style-name="Standard">'Pop five values off the stack</text:p>
      <text:p text:style-name="Standard">Print "Popping values from stack..."</text:p>
      <text:p text:style-name="Standard"/>
      <text:p text:style-name="Standard">Do While stacktop &gt; 0</text:p>
      <text:p text:style-name="Standard"><text:tab/>Print "Stack top:";Ubound(stack),_ <text:tab/><text:tab/><text:tab/><text:tab/><text:tab/>"Value:";stack(stacktop)</text:p>
      <text:p text:style-name="Standard"><text:tab/>If stacktop = 0 Then</text:p>
      <text:p text:style-name="Standard"><text:tab/><text:tab/>Print "array value = "; stack(stacktop)</text:p>
      <text:p text:style-name="Standard"><text:tab/>Else</text:p>
      <text:p text:style-name="Standard"><text:tab/><text:tab/>stacktop -= 1</text:p>
      <text:p text:style-name="Standard"><text:tab/><text:tab/>ReDim Preserve stack(stacktop)</text:p>
      <text:p text:style-name="Standard"><text:tab/>End If</text:p>
      <text:p text:style-name="Standard">Loop</text:p>
      <text:p text:style-name="Standard">Print</text:p>
      <text:p text:style-name="Standard"/>
      <text:p text:style-name="Standard">'Check stack size</text:p>
      <text:p text:style-name="Standard">Print "Stack size after pops:";Ubound(stack)</text:p>
      <text:p text:style-name="Standard"/>
      <text:p text:style-name="Standard">Sleep</text:p>
      <text:p text:style-name="Standard">End</text:p>
      <text:p text:style-name="Standard"/>
      <text:p text:style-name="Standard"/>
      <text:p text:style-name="Standard">Listing 12.2: stack.bas</text:p>
      <text:p text:style-name="Standard"/>
      <text:p text:style-name="Standard"><text:tab/>Analysis: <text:s/><text:span text:style-name="T12">The program starts by dimensioning the working variables. The 0 index in the stack array will be used to indicate that the stack is empty. Even though this wastes one integer, it makes the code easier to implement. Next a for-next loop is used to push 5 values onto a stack. <text:s/>The top-of-stack variable, and the value to push on to the stack are initialized . You could determine the top of the stack using the Ubound function, however in a real stack implementation, you will probably need to pass the top-of-stack to other functions, and keeping the value in a variable will reduce the number of calculations the program must do. <text:s/>Each time a new value is pushed the array has a </text:span><text:span text:style-name="T14">Redim </text:span><text:span text:style-name="T15">P</text:span><text:span text:style-name="T14">reserve</text:span><text:span text:style-name="T12"> performed. <text:s/>At the end of the loop we have an array of 5 values. <text:s/></text:span></text:p>
      <text:p text:style-name="Standard"/>
      <text:p text:style-name="Standard">Next the values are popped from the stack and the array shrunk by 1 using the <text:span text:style-name="T13">R</text:span>edim <text:span text:style-name="T13">P</text:span>reserve again. <text:s text:c="2"/><text:span text:style-name="T13">A </text:span>check to make sure that the stack has some data. If the index is 0, the stack is empty. Once the array has 0 values the program exits.</text:p>
      <text:p text:style-name="Standard"/>
      <text:p text:style-name="Standard">In line the Option Dynamic directive is used to create the stack array using dynamic memory. Line 5 <text:soft-page-break/>dimensions the working variables. The 0 index in the stack array will be used to indicate that the stack is empty. Even though this wastes one integer, it makes the code easier to implement. Line 8 through 14 defines the code to push a value on to the the stack. The parameters of the subroutine are the stack array, the top-of-stack variable, and the value to push on to the stack. You could determine the top of the stack using the Ubound function, however in a real stack implementation, you will probably need to pass the top-of-stack to other functions, and keeping the value in a variable will reduce the number of calculations the program must do. The program is closed in the usual way.</text:p>
      <text:p text:style-name="Standard"/>
      <text:p text:style-name="Standard">When you run the program you will see the following output.</text:p>
      <text:p text:style-name="Standard"/>
      <text:p text:style-name="Standard"/>
      <text:p text:style-name="Standard">Pushing values on stack...</text:p>
      <text:p text:style-name="Standard">Stack top: 1 <text:s/>Value: 2</text:p>
      <text:p text:style-name="Standard">Stack top: 2 <text:s/>Value: 4</text:p>
      <text:p text:style-name="Standard">Stack top: 3 <text:s/>Value: 6</text:p>
      <text:p text:style-name="Standard">Stack top: 4 <text:s/>Value: 8</text:p>
      <text:p text:style-name="Standard">Stack top: 5 <text:s/>Value: 10</text:p>
      <text:p text:style-name="Standard"/>
      <text:p text:style-name="Standard">Popping values from stack...</text:p>
      <text:p text:style-name="Standard">Stack top: 5 <text:s/>Value: 10</text:p>
      <text:p text:style-name="Standard">Stack top: 4 <text:s/>Value: 8</text:p>
      <text:p text:style-name="Standard">Stack top: 3 <text:s/>Value: 6</text:p>
      <text:p text:style-name="Standard">Stack top: 2 <text:s/>Value: 4</text:p>
      <text:p text:style-name="Standard">Stack top: 1 <text:s/>Value: 2</text:p>
      <text:p text:style-name="Standard"/>
      <text:p text:style-name="Standard">Stack size after pops: 0</text:p>
      <text:p text:style-name="Standard"/>
      <text:p text:style-name="Standard">Output 12.2: Output of stack.bas</text:p>
      <text:p text:style-name="Standard"/>
      <text:p text:style-name="Standard">Stacks have a wide range of uses, however most implementations use pointers since it is much faster to manipulate a pointer than it is an array. The advantage of an array is the simplicity of use, and the readability of the code, but if you need speed, you should use a pointer memory array for stacks.</text:p>
      <text:p text:style-name="Standard"/>
      <text:p text:style-name="Standard">You can only Redim or Redim Preserve the first index, that is the row, in a multidimensional array.</text:p>
      <text:p text:style-name="Standard"/>
      <text:p text:style-name="Standard"/>
      <text:p text:style-name="P2">Array Functions</text:p>
      <text:p text:style-name="Standard"/>
      <text:p text:style-name="Standard">There are a number of functions that you can use to manage arrays. The following table lists the array functions available in FreeBasic.</text:p>
      <text:p text:style-name="Standard"/>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Standard">Function </text:p>
            </table:table-cell>
            <table:table-cell table:style-name="Table1.A1" office:value-type="string">
              <text:p text:style-name="Standard">Syntax </text:p>
            </table:table-cell>
            <table:table-cell table:style-name="Table1.A1" office:value-type="string">
              <text:p text:style-name="Standard">Comment</text:p>
            </table:table-cell>
          </table:table-row>
        </table:table-header-rows>
        <table:table-row table:style-name="Table1.1">
          <table:table-cell table:style-name="Table1.A6" office:value-type="string">
            <text:p text:style-name="Standard">Clear </text:p>
          </table:table-cell>
          <table:table-cell table:style-name="Table1.B2" office:value-type="string">
            <text:p text:style-name="Standard">Clear array, value, num_bytes </text:p>
          </table:table-cell>
          <table:table-cell table:style-name="Table1.C2" office:value-type="string">
            <text:p text:style-name="Standard">Sets num_bytes in array to byte value.</text:p>
          </table:table-cell>
        </table:table-row>
        <table:table-row table:style-name="Table1.1">
          <table:table-cell table:style-name="Table1.A6" office:value-type="string">
            <text:p text:style-name="Standard">Erase</text:p>
          </table:table-cell>
          <table:table-cell table:style-name="Table1.B3" office:value-type="string">
            <text:p text:style-name="Standard">Erase array</text:p>
          </table:table-cell>
          <table:table-cell table:style-name="Table1.C3" office:value-type="string">
            <text:p text:style-name="Standard"><text:s/>Erases dynamic arrays from memory, or clears static arrays.</text:p>
          </table:table-cell>
        </table:table-row>
        <table:table-row table:style-name="Table1.1">
          <table:table-cell table:style-name="Table1.A6" office:value-type="string">
            <text:p text:style-name="Standard">Lbound </text:p>
          </table:table-cell>
          <table:table-cell table:style-name="Table1.B4" office:value-type="string">
            <text:p text:style-name="Standard">B = Lbound(array) </text:p>
            <text:p text:style-name="Standard">B = Lbound(array, dimension)</text:p>
          </table:table-cell>
          <table:table-cell table:style-name="Table1.C4" office:value-type="string">
            <text:p text:style-name="Standard">Returns the lowest index of a single or multidimensional array. The dimension parameter is the dimension to check in a multidimensional array where the first dimension is <text:span text:style-name="T5">1</text:span>, the second dimension is 2, and so on.</text:p>
          </table:table-cell>
        </table:table-row>
        <table:table-row table:style-name="Table1.1">
          <table:table-cell table:style-name="Table1.A6" office:value-type="string">
            <text:p text:style-name="Standard">Preserve</text:p>
          </table:table-cell>
          <table:table-cell table:style-name="Table1.B5" office:value-type="string">
            <text:p text:style-name="Standard">Redim Preserve</text:p>
          </table:table-cell>
          <table:table-cell table:style-name="Table1.C5" office:value-type="string">
            <text:p text:style-name="Standard"><text:s/>Preserves data in an array when resized using the Redim statement.</text:p>
          </table:table-cell>
        </table:table-row>
        <table:table-row table:style-name="Table1.1">
          <table:table-cell table:style-name="Table1.A6" office:value-type="string">
            <text:p text:style-name="Standard">Redim </text:p>
          </table:table-cell>
          <table:table-cell table:style-name="Table1.B6" office:value-type="string">
            <text:p text:style-name="Standard">Redim array(dimensions) as DataType</text:p>
          </table:table-cell>
          <table:table-cell table:style-name="Table1.C6" office:value-type="string">
            <text:p text:style-name="Standard">Resizes an array to size dimensions.</text:p>
          </table:table-cell>
        </table:table-row>
        <table:table-row table:style-name="Table1.1">
          <table:table-cell table:style-name="Table1.A7" office:value-type="string">
            <text:p text:style-name="Standard">Ubound </text:p>
          </table:table-cell>
          <table:table-cell table:style-name="Table1.B7" office:value-type="string">
            <text:p text:style-name="Standard">B = Lbound(array) </text:p>
            <text:p text:style-name="Standard">B = Lbound(array,dimension)</text:p>
          </table:table-cell>
          <table:table-cell table:style-name="Table1.C7" office:value-type="string">
            <text:p text:style-name="Standard">Returns the highest index of a single or multidimensional array. The dimension parameter is the dimension to check in a multidimensional array where the first dimension is 1, the second dimension is 2, and so on.</text:p>
          </table:table-cell>
        </table:table-row>
      </table:table>
      <text:p text:style-name="Standard"/>
      <text:p text:style-name="Standard">Table 12.1: Array Functions</text:p>
      <text:p text:style-name="Standard"/>
      <text:p text:style-name="Standard">Out of all the functions, you will probably use the Lbound and Ubound functions the most, especially when working with dynamic arrays. The following program uses both functions to get t'Create a dynamic array</text:p>
      <text:p text:style-name="Standard"/>
      <text:p text:style-name="Standard">'Create a dynamic array</text:p>
      <text:p text:style-name="Standard">Dim As Integer myArray(), i, nb, row, Column</text:p>
      <text:p text:style-name="Standard"/>
      <text:p text:style-name="Standard">'Resize array with two dimensions</text:p>
      <text:p text:style-name="Standard">Redim myArray(1 To 1, 1 To 5)</text:p>
      <text:p text:style-name="Standard"/>
      <text:p text:style-name="Standard">'Print upper and lower bounds for each row and column</text:p>
      <text:p text:style-name="Standard">Print "First Redim"</text:p>
      <text:p text:style-name="Standard">Print ""</text:p>
      <text:p text:style-name="Standard">Print "Min Row Index:";Lbound(myArray, 1);</text:p>
      <text:p text:style-name="Standard">Print " Max Row Index:";Ubound(myArray, 1)</text:p>
      <text:p text:style-name="Standard">Print "Min Column index:";Lbound(myArray, 2);</text:p>
      <text:p text:style-name="Standard">Print " Max Column index:";Ubound(myArray, 2)</text:p>
      <text:p text:style-name="Standard">Print</text:p>
      <text:p text:style-name="Standard">Print "Additional Redims"</text:p>
      <text:p text:style-name="Standard">Print ""</text:p>
      <text:p text:style-name="Standard"><text:soft-page-break/>'Redim array five times</text:p>
      <text:p text:style-name="Standard">For i = 1 To 5</text:p>
      <text:p text:style-name="Standard"><text:tab/>nb = Ubound(myArray, 1) + 1</text:p>
      <text:p text:style-name="Standard"><text:tab/>Redim myArray(1 To nb, 1 To 5)</text:p>
      <text:p text:style-name="Standard"><text:tab/>'Print new array size</text:p>
      <text:p text:style-name="Standard"><text:tab/>Print "Min Row Index:";Lbound(myArray, 1);</text:p>
      <text:p text:style-name="Standard"><text:tab/>Print " Max Row Index:";Ubound(myArray, 1)</text:p>
      <text:p text:style-name="Standard"><text:tab/>Print "Min Column index:";Lbound(myArray, 2);</text:p>
      <text:p text:style-name="Standard"><text:tab/>Print " Max Column index:";Ubound(myArray, 2)</text:p>
      <text:p text:style-name="Standard"><text:tab/>Print</text:p>
      <text:p text:style-name="Standard">Next</text:p>
      <text:p text:style-name="Standard"/>
      <text:p text:style-name="Standard">Sleep</text:p>
      <text:p text:style-name="Standard">End</text:p>
      <text:p text:style-name="Standard"/>
      <text:p text:style-name="Standard">Listing 12.3: ulbound.bas</text:p>
      <text:p text:style-name="Standard"/>
      <text:p text:style-name="Standard"><text:span text:style-name="T1"><text:tab/>Analysis: <text:s/></text:span><text:span text:style-name="T3">A</text:span><text:span text:style-name="T1"> dynamic array </text:span><text:span text:style-name="T3">is created </text:span><text:span text:style-name="T1">with no dimensions specified. </text:span><text:span text:style-name="T3">Other Variables are defined </text:span><text:span text:style-name="T1"><text:s/></text:span><text:span text:style-name="T9">The first</text:span><text:span text:style-name="T1"> Redim create</text:span><text:span text:style-name="T3">s</text:span><text:span text:style-name="T1"> a two-dimensional array. </text:span><text:span text:style-name="T3">The </text:span><text:span text:style-name="T1">upper and lower bounds </text:span><text:span text:style-name="T3">are printed</text:span><text:span text:style-name="T1"> using Lbound and Ubound respectively. Notice that the dimension parameter is used to specify which dimension to get the lower and upper bounds. 1 is used to get the bounds for the first dimension, and 2 is used to get the second dimension.</text:span></text:p>
      <text:p text:style-name="Standard"/>
      <text:p text:style-name="Standard"><text:span text:style-name="T9">A For-Next loop is used to </text:span><text:span text:style-name="T1">resize the first dimension of the array and print the new lower and upper indexes. </text:span><text:span text:style-name="T3">T</text:span><text:span text:style-name="T1">he current upper bound of the first dimension, </text:span><text:span text:style-name="T3">has </text:span><text:span text:style-name="T1">1 is added to </text:span><text:span text:style-name="T3">it. </text:span><text:span text:style-name="T1"><text:s/></text:span><text:span text:style-name="T3">T</text:span><text:span text:style-name="T1">h</text:span><text:span text:style-name="T3">en the</text:span><text:span text:style-name="T1"> value <text:s/>is used </text:span><text:span text:style-name="T3">with </text:span><text:span text:style-name="T1">Redim in to resize the first dimension of the array. </text:span><text:span text:style-name="T3">T</text:span><text:span text:style-name="T1">he new bounds </text:span><text:span text:style-name="T9">are then</text:span><text:span text:style-name="T1"> print</text:span><text:span text:style-name="T3">ed</text:span><text:span text:style-name="T1"> <text:s/>to the screen. The program is closed in the usual way.</text:span></text:p>
      <text:p text:style-name="Standard"/>
      <text:p text:style-name="Standard">When you run the program you should see the following output.</text:p>
      <text:p text:style-name="Standard"/>
      <text:p text:style-name="Standard">First Redim</text:p>
      <text:p text:style-name="Standard"/>
      <text:p text:style-name="Standard">Min Row Index: 1 Max Row Index: 1</text:p>
      <text:p text:style-name="Standard">Min Column index: 1 Max Column index: 5</text:p>
      <text:p text:style-name="Standard"/>
      <text:p text:style-name="Standard">Additional Redims</text:p>
      <text:p text:style-name="Standard"/>
      <text:p text:style-name="Standard">Min Row Index: 1 Max Row Index: 2</text:p>
      <text:p text:style-name="Standard">Min Column index: 1 Max Column index: 5</text:p>
      <text:p text:style-name="Standard"/>
      <text:p text:style-name="Standard">Min Row Index: 1 Max Row Index: 3</text:p>
      <text:p text:style-name="Standard">Min Column index: 1 Max Column index: 5</text:p>
      <text:p text:style-name="Standard"/>
      <text:p text:style-name="Standard">Min Row Index: 1 Max Row Index: 4</text:p>
      <text:p text:style-name="Standard">Min Column index: 1 Max Column index: 5</text:p>
      <text:p text:style-name="Standard"/>
      <text:p text:style-name="Standard">Min Row Index: 1 Max Row Index: 5</text:p>
      <text:p text:style-name="Standard"><text:soft-page-break/>Min Column index: 1 Max Column index: 5</text:p>
      <text:p text:style-name="Standard"/>
      <text:p text:style-name="Standard">Min Row Index: 1 Max Row Index: 6</text:p>
      <text:p text:style-name="Standard">Min Column index: 1 Max Column index: 5</text:p>
      <text:p text:style-name="Standard"/>
      <text:p text:style-name="Standard">Listing 12.4: Output of ulbound.bas</text:p>
      <text:p text:style-name="Standard"/>
      <text:p text:style-name="Standard">The first Redim sets the initial bounds for the array. The additional Redims increase the number of rows in the array, while leaving the number of columns in intact. Keep in mind that arrays in FreeBasic are table-like, where each row has the same number of columns. Ragged arrays, where each row has a different number of columns, cannot be created in FreeBasic using arrays. You would have to use pointers to create a ragged</text:p>
      <text:p text:style-name="Standard">array.</text:p>
      <text:p text:style-name="Standard"/>
      <text:p text:style-name="Standard">Array Initialization</text:p>
      <text:p text:style-name="Standard"/>
      <text:p text:style-name="Standard">You can initialize an array with values when using the Dim statement in a manner similar to initializing any of the other intrinsic data types, and type definitions. The following code snippet illustrates the syntax using a one dimensional array.</text:p>
      <text:p text:style-name="Standard"/>
      <text:p text:style-name="Standard">Dim aArray(1 to 5) As Integer =&gt; {1, 2, 3, 4, 5}</text:p>
      <text:p text:style-name="Standard"/>
      <text:p text:style-name="Standard"/>
      <text:p text:style-name="Standard">This code snippet dimensions a ubyte array with 5 elements, then sets the elements to the list contained within the curly brackets. The arrow operator, =&gt; tells the compiler that the list following the Dim statement should be used to initialize the array.</text:p>
      <text:p text:style-name="Standard">You can also dimension multidimensional arrays in the same manner, by specifying blocks of data enclosed within curly braces as the following code snippet illustrates.</text:p>
      <text:p text:style-name="Standard"/>
      <text:p text:style-name="Standard">Dim bArray(1 to 2, 1 to 5) As Integer =&gt; {{1, 2, 3, 4, 5}, _</text:p>
      <text:p text:style-name="Standard"><text:tab/><text:tab/><text:tab/><text:tab/><text:tab/> <text:s text:c="6"/>{6, 7, 8, 9, 10}}</text:p>
      <text:p text:style-name="Standard"/>
      <text:p text:style-name="Standard"/>
      <text:p text:style-name="Standard">In this example, the first block, {1, 2, 3, 4, 5}, corresponds to row 1, and the second block, {6, 7, 8, 9, 10}, corresponds to row 2. Remember that FreeBasic arrays are row-major, so the row is specified before the column. When you initialize an array in this manner, you must be sure that the number of elements defined will fit into the array.</text:p>
      <text:p text:style-name="Standard"/>
      <text:p text:style-name="Standard">The following programs initializes two arrays and print the values to the console.</text:p>
      <text:p text:style-name="Standard"/>
      <text:p text:style-name="Standard"/>
      <text:p text:style-name="Standard">Dim aArray(1 To 5) As Integer =&gt; {1, 2, 3, 4, 5}</text:p>
      <text:p text:style-name="Standard">Dim bArray(1 To 2, 1 To 5) As Integer =&gt; {{1, 2, 3, 4, 5}, _</text:p>
      <text:p text:style-name="Standard">{6, 7, 8, 9, 10}}</text:p>
      <text:p text:style-name="Standard">Dim As Integer i, j</text:p>
      <text:p text:style-name="Standard"><text:soft-page-break/></text:p>
      <text:p text:style-name="Standard"/>
      <text:p text:style-name="Standard">'Print aArray values.</text:p>
      <text:p text:style-name="Standard">For i = 1 To 5</text:p>
      <text:p text:style-name="Standard"/>
      <text:p text:style-name="Standard"/>
      <text:p text:style-name="Standard"><text:s/>Print "aArray(";i;" ):";aArray(i)</text:p>
      <text:p text:style-name="Standard">Next</text:p>
      <text:p text:style-name="Standard">Print</text:p>
      <text:p text:style-name="Standard"/>
      <text:p text:style-name="Standard"/>
      <text:p text:style-name="Standard">'Print bArray values.</text:p>
      <text:p text:style-name="Standard">For i = 1 To 2</text:p>
      <text:p text:style-name="Standard">For j = 1 To 5</text:p>
      <text:p text:style-name="Standard">Print "bArray(";i;",";j;" ):";bArray(i, j)</text:p>
      <text:p text:style-name="Standard">Next</text:p>
      <text:p text:style-name="Standard">Next</text:p>
      <text:p text:style-name="Standard"/>
      <text:p text:style-name="Standard"/>
      <text:p text:style-name="Standard">Sleep</text:p>
      <text:p text:style-name="Standard">End</text:p>
      <text:p text:style-name="Standard"/>
      <text:p text:style-name="Standard"/>
      <text:p text:style-name="Standard">Listing 12.7: arrayinit.bas</text:p>
      <text:p text:style-name="Standard"/>
      <text:p text:style-name="Standard"><text:tab/>Analysis: <text:s/>Line 3 creates a single-dimension array and initializes the values of the array. Line 4 creates a two-dimensional array and initializes the both rows of the array.</text:p>
      <text:p text:style-name="Standard">Line 9 through 11 print the contents of the first array to the screen and lines 15 through19 print the contents of the second to the screen. The program is then closed in the usual</text:p>
      <text:p text:style-name="Standard">way.</text:p>
      <text:p text:style-name="Standard"/>
      <text:p text:style-name="Standard">When you run the program you should see the following output.</text:p>
      <text:p text:style-name="Standard"/>
      <text:p text:style-name="Standard">aArray( 1 ): 1</text:p>
      <text:p text:style-name="Standard">aArray( 2 ): 2</text:p>
      <text:p text:style-name="Standard">aArray( 3 ): 3</text:p>
      <text:p text:style-name="Standard">aArray( 4 ): 4</text:p>
      <text:p text:style-name="Standard">aArray( 5 ): 5</text:p>
      <text:p text:style-name="Standard"/>
      <text:p text:style-name="Standard"/>
      <text:p text:style-name="Standard">bArray( 1, 1 ): 1</text:p>
      <text:p text:style-name="Standard">bArray( 1, 2 ): 2</text:p>
      <text:p text:style-name="Standard">bArray( 1, 3 ): 3</text:p>
      <text:p text:style-name="Standard">bArray( 1, 4 ): 4</text:p>
      <text:p text:style-name="Standard">bArray( 1, 5 ): 5</text:p>
      <text:p text:style-name="Standard"><text:soft-page-break/>bArray( 2, 1 ): 6</text:p>
      <text:p text:style-name="Standard">bArray( 2, 2 ): 7</text:p>
      <text:p text:style-name="Standard">bArray( 2, 3 ): 8</text:p>
      <text:p text:style-name="Standard">bArray( 2, 4 ): 9</text:p>
      <text:p text:style-name="Standard">bArray( 2, 5 ): 10</text:p>
      <text:p text:style-name="Standard"/>
      <text:p text:style-name="Standard"/>
      <text:p text:style-name="Standard">Listing 12.8: Output of arrayinit.bas</text:p>
      <text:p text:style-name="Standard"/>
      <text:p text:style-name="Standard">As you can see from the output, both arrays have been initialized correctly, and without using a loop to load the data into the array. You can initialize arrays of any size using this method, although large arrays get a bit hard to work with and it is important to maintain the proper order of data in the initialization block.</text:p>
      <text:p text:style-name="Standard"/>
      <text:p text:style-name="Standard">Using the -exx Compiler Switch</text:p>
      <text:p text:style-name="Standard"/>
      <text:p text:style-name="Standard">The -exx compiler switch will enable error and bounds checking within your program. If you go outside the bounds of an array within your program, the compiler will generate an “out of bounds” error while the program is running. This is a great help in debugging your program, and finding problems associated with arrays. -exx will also inform of you of Null pointer assignments, so it is quite useful when working with pointers as well. If you are using FBIde select View-&gt;Settings from the menu and the FreeBasic tab in the settings dialog. Add -exx to the end of your compiler command string.</text:p>
      <text:p text:style-name="Standard"/>
      <text:p text:style-name="Standard">Using -exx does add quite of bit of additional code to your program, so once your program. is functioning correctly, you will want to compile the program without the -exx switch.</text:p>
      <text:p text:style-name="Standard"/>
      <text:p text:style-name="Standard"><text:s/></text:p>
      <text:p text:style-name="Standard">A Look Ahead</text:p>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family-generic="system"/>
    <style:font-face style:name="Courier New" svg:font-family="'Courier New'" style:font-family-generic="modern" style:font-pitch="fixed"/>
    <style:font-face style:name="MS Mincho" svg:font-family="'MS Minch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Arial" fo:font-family="Arial" style:font-family-generic="swiss" style:font-pitch="variable" fo:font-size="14pt" style:font-name-asian="MS Mincho" style:font-family-asian="'MS Mincho'" style:font-family-generic-asian="modern" style:font-pitch-asian="fixed" style:font-size-asian="14pt" style:font-name-complex="Tahoma" style:font-family-complex="Tahoma"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loext:hyphenation-no-caps="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loext:hyphenation-no-caps="false"/>
    </style:style>
    <style:style style:name="List" style:family="paragraph" style:parent-style-name="Text_20_body" style:class="list">
      <style:paragraph-properties fo:hyphenation-ladder-count="no-limit"/>
      <style:text-properties style:font-name-complex="Tahoma" style:font-family-complex="Tahoma" style:font-family-generic-complex="swiss" style:font-pitch-complex="variable"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name-complex="Tahoma" style:font-family-complex="Tahoma" style:font-family-generic-complex="swiss"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loext:hyphenation-no-caps="false"/>
    </style:style>
    <style:style style:name="Text" style:family="paragraph" style:parent-style-name="Caption" style:class="extra">
      <style:paragraph-properties fo:hyphenation-ladder-count="no-limit"/>
      <style:text-properties fo:hyphenate="false" loext:hyphenation-no-caps="false"/>
    </style:style>
    <style:style style:name="List_20_1_20_Start" style:display-name="List 1 Start" style:family="paragraph" style:parent-style-name="List" style:class="list">
      <style:paragraph-properties fo:margin-left="0.25in" fo:margin-right="0in" fo:margin-top="0.1665in" fo:margin-bottom="0in" style:contextual-spacing="false" fo:hyphenation-ladder-count="no-limit" fo:text-indent="-0.25in" style:auto-text-indent="false">
        <style:tab-stops/>
      </style:paragraph-properties>
      <style:text-properties fo:hyphenate="false" loext:hyphenation-no-caps="false"/>
    </style:style>
    <style:style style:name="List_20_1" style:display-name="List 1" style:family="paragraph" style:parent-style-name="List" style:class="list">
      <style:paragraph-properties fo:margin-left="0.25in" fo:margin-right="0in" fo:hyphenation-ladder-count="no-limit" fo:text-indent="-0.25in" style:auto-text-indent="false">
        <style:tab-stops/>
      </style:paragraph-properties>
      <style:text-properties fo:hyphenate="false" loext:hyphenation-no-caps="false"/>
    </style:style>
    <style:style style:name="List_20_1_20_End" style:display-name="List 1 End" style:family="paragraph" style:parent-style-name="List" style:class="list">
      <style:paragraph-properties fo:margin-left="0.25in" fo:margin-right="0in" fo:margin-top="0in" fo:margin-bottom="0.1665in" style:contextual-spacing="false" fo:hyphenation-ladder-count="no-limit" fo:text-indent="-0.25in" style:auto-text-indent="false">
        <style:tab-stops/>
      </style:paragraph-properties>
      <style:text-properties fo:hyphenate="false" loext:hyphenation-no-caps="false"/>
    </style:style>
    <style:style style:name="Numbering_20_3_20_End" style:display-name="Numbering 3 End" style:family="paragraph" style:parent-style-name="List" style:class="list">
      <style:paragraph-properties fo:margin-left="0.75in" fo:margin-right="0in" fo:margin-top="0in" fo:margin-bottom="0.1665in" style:contextual-spacing="false" fo:hyphenation-ladder-count="no-limit" fo:text-indent="-0.25in" style:auto-text-indent="false">
        <style:tab-stops/>
      </style:paragraph-properties>
      <style:text-properties fo:hyphenate="false" loext:hyphenation-no-caps="false"/>
    </style:style>
    <style:style style:name="Numbering_20_3" style:display-name="Numbering 3" style:family="paragraph" style:parent-style-name="List" style:class="list">
      <style:paragraph-properties fo:margin-left="0.75in" fo:margin-right="0in" fo:hyphenation-ladder-count="no-limit" fo:text-indent="-0.25in" style:auto-text-indent="false">
        <style:tab-stops/>
      </style:paragraph-properties>
      <style:text-properties fo:hyphenate="false" loext:hyphenation-no-caps="false"/>
    </style:style>
    <style:style style:name="Numbering_20_2_20_End" style:display-name="Numbering 2 End" style:family="paragraph" style:parent-style-name="List" style:class="list">
      <style:paragraph-properties fo:margin-left="0.5in" fo:margin-right="0in" fo:margin-top="0in" fo:margin-bottom="0.1665in" style:contextual-spacing="false" fo:hyphenation-ladder-count="no-limit" fo:text-indent="-0.25in" style:auto-text-indent="false">
        <style:tab-stops/>
      </style:paragraph-properties>
      <style:text-properties fo:hyphenate="false" loext:hyphenation-no-caps="false"/>
    </style:style>
    <style:style style:name="Numbering_20_2" style:display-name="Numbering 2" style:family="paragraph" style:parent-style-name="List" style:class="list">
      <style:paragraph-properties fo:margin-left="0.5in" fo:margin-right="0in" fo:hyphenation-ladder-count="no-limit" fo:text-indent="-0.25in" style:auto-text-indent="false">
        <style:tab-stops/>
      </style:paragraph-properties>
      <style:text-properties fo:hyphenate="false" loext:hyphenation-no-caps="false"/>
    </style:style>
    <style:style style:name="Numbering_20_2_20_Cont." style:display-name="Numbering 2 Cont." style:family="paragraph" style:parent-style-name="List" style:class="list">
      <style:paragraph-properties fo:margin-left="0.5in" fo:margin-right="0in" fo:hyphenation-ladder-count="no-limit" fo:text-indent="0in" style:auto-text-indent="false">
        <style:tab-stops/>
      </style:paragraph-properties>
      <style:text-properties fo:hyphenate="false" loext:hyphenation-no-caps="false"/>
    </style:style>
    <style:style style:name="Numbering_20_1_20_End" style:display-name="Numbering 1 End" style:family="paragraph" style:parent-style-name="List" style:class="list">
      <style:paragraph-properties fo:margin-left="0.25in" fo:margin-right="0in" fo:margin-top="0in" fo:margin-bottom="0.1665in" style:contextual-spacing="false" fo:hyphenation-ladder-count="no-limit" fo:text-indent="-0.25in" style:auto-text-indent="false">
        <style:tab-stops/>
      </style:paragraph-properties>
      <style:text-properties fo:hyphenate="false" loext:hyphenation-no-caps="false"/>
    </style:style>
    <style:style style:name="Numbering_20_1" style:display-name="Numbering 1" style:family="paragraph" style:parent-style-name="List" style:class="list">
      <style:paragraph-properties fo:hyphenation-ladder-count="no-limit" text:number-lines="false" text:line-number="0"/>
      <style:text-properties fo:hyphenate="false" loext:hyphenation-no-caps="false"/>
    </style:style>
    <style:style style:name="Numbering_20_1_20_Start" style:display-name="Numbering 1 Start" style:family="paragraph" style:parent-style-name="List" style:list-style-name="Numbering_20_1_5f_1" style:class="list">
      <style:paragraph-properties fo:margin-top="0.1665in" fo:margin-bottom="0in" style:contextual-spacing="false" fo:hyphenation-ladder-count="no-limit"/>
      <style:text-properties fo:hyphenate="false" loext:hyphenation-no-caps="false"/>
    </style:style>
    <style:style style:name="Numbering_20_1_20_Cont." style:display-name="Numbering 1 Cont." style:family="paragraph" style:parent-style-name="List" style:class="list">
      <style:paragraph-properties fo:margin-left="0.25in" fo:margin-right="0in" fo:hyphenation-ladder-count="no-limit" fo:text-indent="0in" style:auto-text-indent="false">
        <style:tab-stops/>
      </style:paragraph-properties>
      <style:text-properties fo:hyphenate="false" loext:hyphenation-no-caps="false"/>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false" loext:hyphenation-no-caps="false"/>
    </style:style>
    <style:style style:name="Table" style:family="paragraph" style:parent-style-name="Caption" style:class="extra">
      <style:paragraph-properties fo:hyphenation-ladder-count="no-limit"/>
      <style:text-properties fo:hyphenate="false" loext:hyphenation-no-caps="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7283in" style:type="right" style:leader-style="dotted" style:leader-text="."/>
        </style:tab-stops>
      </style:paragraph-properties>
      <style:text-properties fo:hyphenate="false" loext:hyphenation-no-caps="false"/>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loext:hyphenation-no-caps="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5319in" style:type="right" style:leader-style="dotted" style:leader-text="."/>
        </style:tab-stops>
      </style:paragraph-properties>
      <style:text-properties fo:hyphenate="false"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fo:hyphenate="false" loext:hyphenation-no-caps="false"/>
    </style:style>
    <style:style style:name="List_20_Contents" style:display-name="List Contents" style:family="paragraph" style:parent-style-name="Standard" style:class="html">
      <style:paragraph-properties fo:margin-left="0.3937in" fo:margin-right="0in" fo:hyphenation-ladder-count="no-limit" fo:text-indent="0in" style:auto-text-indent="false">
        <style:tab-stops/>
      </style:paragraph-properties>
      <style:text-properties fo:hyphenate="false" loext:hyphenation-no-caps="false"/>
    </style:style>
    <style:style style:name="Horizontal_20_Line" style:display-name="Horizontal Line" style:family="paragraph" style:parent-style-name="Standard" style:next-style-name="Text_20_body" style:class="html">
      <style:paragraph-properties fo:margin-top="0in" fo:margin-bottom="0.1965in" style:contextual-spacing="false" fo:hyphenation-ladder-count="no-limit" text:number-lines="false" text:line-number="0"/>
      <style:text-properties fo:font-size="6pt" style:font-size-asian="6pt" style:font-size-complex="6pt" fo:hyphenate="false" loext:hyphenation-no-caps="false"/>
    </style:style>
    <style:style style:name="Head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style:font-name="DejaVu Sans" fo:font-family="'DejaVu Sans'" style:font-family-generic="swiss" style:font-pitch="variable" fo:font-size="24pt" fo:font-weight="bold" style:font-name-asian="DejaVu Sans" style:font-family-asian="'DejaVu Sans'" style:font-family-generic-asian="swiss" style:font-pitch-asian="variable" style:font-size-asian="24pt" style:font-weight-asian="bold" style:font-name-complex="DejaVu Sans" style:font-family-complex="'DejaVu Sans'" style:font-family-generic-complex="swiss" style:font-pitch-complex="variable" style:font-size-complex="24pt" style:font-weight-complex="bold" fo:hyphenate="false" loext:hyphenation-no-caps="false"/>
    </style:style>
    <style:style style:name="Addressee" style:family="paragraph" style:parent-style-name="Standard" style:class="extra">
      <style:paragraph-properties fo:margin-top="0in" fo:margin-bottom="0.0417in" style:contextual-spacing="false" fo:hyphenation-ladder-count="no-limit" text:number-lines="false" text:line-number="0"/>
      <style:text-properties fo:hyphenate="false" loext:hyphenation-no-caps="false"/>
    </style:style>
    <style:style style:name="List_20_Indent" style:display-name="List Indent" style:family="paragraph" style:parent-style-name="Text_20_body" style:class="text">
      <style:paragraph-properties fo:margin-left="1.9689in" fo:margin-right="0in" fo:hyphenation-ladder-count="no-limit" fo:text-indent="-1.7717in" style:auto-text-indent="false">
        <style:tab-stops>
          <style:tab-stop style:position="0in"/>
        </style:tab-stops>
      </style:paragraph-properties>
      <style:text-properties fo:hyphenate="false" loext:hyphenation-no-caps="false"/>
    </style:style>
    <style:style style:name="Numbering_20_2_20_Start" style:display-name="Numbering 2 Start" style:family="paragraph" style:parent-style-name="List" style:next-style-name="Numbering_20_2" style:class="list">
      <style:paragraph-properties fo:margin-left="0.5in" fo:margin-right="0in" fo:margin-top="0.1665in" fo:margin-bottom="0in" style:contextual-spacing="false" fo:hyphenation-ladder-count="no-limit" fo:text-indent="-0.25in" style:auto-text-indent="false">
        <style:tab-stops/>
      </style:paragraph-properties>
      <style:text-properties fo:hyphenate="false" loext:hyphenation-no-caps="false"/>
    </style:style>
    <style:style style:name="List_20_2_20_Cont." style:display-name="List 2 Cont." style:family="paragraph" style:parent-style-name="List" style:class="list">
      <style:paragraph-properties fo:margin-left="0.5in" fo:margin-right="0in" fo:hyphenation-ladder-count="no-limit" fo:text-indent="0in" style:auto-text-indent="false">
        <style:tab-stops/>
      </style:paragraph-properties>
      <style:text-properties fo:hyphenate="false" loext:hyphenation-no-caps="false"/>
    </style:style>
    <style:style style:name="List_20_2" style:display-name="List 2" style:family="paragraph" style:parent-style-name="List" style:class="list">
      <style:paragraph-properties fo:margin-left="0.5in" fo:margin-right="0in" fo:hyphenation-ladder-count="no-limit" fo:text-indent="-0.25in" style:auto-text-indent="false">
        <style:tab-stops/>
      </style:paragraph-properties>
      <style:text-properties fo:hyphenate="false" loext:hyphenation-no-caps="false"/>
    </style:style>
    <style:style style:name="List_20_1_20_Cont." style:display-name="List 1 Cont." style:family="paragraph" style:parent-style-name="List" style:class="list">
      <style:paragraph-properties fo:margin-left="0.25in" fo:margin-right="0in" fo:hyphenation-ladder-count="no-limit" fo:text-indent="0in" style:auto-text-indent="false">
        <style:tab-stops/>
      </style:paragraph-properties>
      <style:text-properties fo:hyphenate="false" loext:hyphenation-no-caps="false"/>
    </style:style>
    <style:style style:name="End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style:style>
    <style:style style:name="Salutation" style:family="paragraph" style:parent-style-name="Standard" style:class="text">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Line_20_numbering" style:display-name="Line numbering" style:family="text"/>
    <style:style style:name="Footnote_20_anchor" style:display-name="Footnote anchor" style:family="text">
      <style:text-properties style:text-position="super 67%"/>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anchor" style:display-name="Endnote anchor" style:family="text">
      <style:text-properties style:text-position="super 67%"/>
    </style:style>
    <style:style style:name="Character_5f_20_5f_style" style:display-name="Character_20_style"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_5f_1" style:display-name="List 1_1">
      <text:list-level-style-bullet text:level="1" text:style-name="Character_5f_20_5f_style" text:bullet-char="•">
        <style:list-level-properties text:list-level-position-and-space-mode="label-alignment">
          <style:list-level-label-alignment text:label-followed-by="listtab" fo:text-indent="-0.1575in" fo:margin-left="0.1575in"/>
        </style:list-level-properties>
        <style:text-properties style:font-name="OpenSymbol"/>
      </text:list-level-style-bullet>
      <text:list-level-style-bullet text:level="2" text:style-name="Character_5f_20_5f_style" text:bullet-char="•">
        <style:list-level-properties text:list-level-position-and-space-mode="label-alignment">
          <style:list-level-label-alignment text:label-followed-by="listtab" fo:text-indent="-0.1575in" fo:margin-left="0.3154in"/>
        </style:list-level-properties>
        <style:text-properties style:font-name="OpenSymbol"/>
      </text:list-level-style-bullet>
      <text:list-level-style-bullet text:level="3" text:style-name="Character_5f_20_5f_style" text:bullet-char="•">
        <style:list-level-properties text:list-level-position-and-space-mode="label-alignment">
          <style:list-level-label-alignment text:label-followed-by="listtab" fo:text-indent="-0.1575in" fo:margin-left="0.472in"/>
        </style:list-level-properties>
        <style:text-properties style:font-name="OpenSymbol"/>
      </text:list-level-style-bullet>
      <text:list-level-style-bullet text:level="4" text:style-name="Character_5f_20_5f_style" text:bullet-char="•">
        <style:list-level-properties text:list-level-position-and-space-mode="label-alignment">
          <style:list-level-label-alignment text:label-followed-by="listtab" fo:text-indent="-0.1575in" fo:margin-left="0.6299in"/>
        </style:list-level-properties>
        <style:text-properties style:font-name="OpenSymbol"/>
      </text:list-level-style-bullet>
      <text:list-level-style-bullet text:level="5" text:style-name="Character_5f_20_5f_style" text:bullet-char="•">
        <style:list-level-properties text:list-level-position-and-space-mode="label-alignment">
          <style:list-level-label-alignment text:label-followed-by="listtab" fo:text-indent="-0.1575in" fo:margin-left="0.7874in"/>
        </style:list-level-properties>
        <style:text-properties style:font-name="OpenSymbol"/>
      </text:list-level-style-bullet>
      <text:list-level-style-bullet text:level="6" text:style-name="Character_5f_20_5f_style" text:bullet-char="•">
        <style:list-level-properties text:list-level-position-and-space-mode="label-alignment">
          <style:list-level-label-alignment text:label-followed-by="listtab" fo:text-indent="-0.1575in" fo:margin-left="0.9453in"/>
        </style:list-level-properties>
        <style:text-properties style:font-name="OpenSymbol"/>
      </text:list-level-style-bullet>
      <text:list-level-style-bullet text:level="7" text:style-name="Character_5f_20_5f_style" text:bullet-char="•">
        <style:list-level-properties text:list-level-position-and-space-mode="label-alignment">
          <style:list-level-label-alignment text:label-followed-by="listtab" fo:text-indent="-0.1575in" fo:margin-left="1.102in"/>
        </style:list-level-properties>
        <style:text-properties style:font-name="OpenSymbol"/>
      </text:list-level-style-bullet>
      <text:list-level-style-bullet text:level="8" text:style-name="Character_5f_20_5f_style" text:bullet-char="•">
        <style:list-level-properties text:list-level-position-and-space-mode="label-alignment">
          <style:list-level-label-alignment text:label-followed-by="listtab" fo:text-indent="-0.1575in" fo:margin-left="1.2598in"/>
        </style:list-level-properties>
        <style:text-properties style:font-name="OpenSymbol"/>
      </text:list-level-style-bullet>
      <text:list-level-style-bullet text:level="9" text:style-name="Character_5f_20_5f_style" text:bullet-char="•">
        <style:list-level-properties text:list-level-position-and-space-mode="label-alignment">
          <style:list-level-label-alignment text:label-followed-by="listtab" fo:text-indent="-0.1575in" fo:margin-left="1.417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2_5f_1" style:display-name="List 2_1">
      <text:list-level-style-bullet text:level="1" text:style-name="Character_5f_20_5f_style" text:bullet-char="–">
        <style:list-level-properties text:list-level-position-and-space-mode="label-alignment">
          <style:list-level-label-alignment text:label-followed-by="listtab" fo:text-indent="-0.1181in" fo:margin-left="0.1181in"/>
        </style:list-level-properties>
        <style:text-properties style:font-name="OpenSymbol"/>
      </text:list-level-style-bullet>
      <text:list-level-style-bullet text:level="2" text:style-name="Character_5f_20_5f_style" text:bullet-char="–">
        <style:list-level-properties text:list-level-position-and-space-mode="label-alignment">
          <style:list-level-label-alignment text:label-followed-by="listtab" fo:text-indent="-0.1181in" fo:margin-left="0.2362in"/>
        </style:list-level-properties>
        <style:text-properties style:font-name="OpenSymbol"/>
      </text:list-level-style-bullet>
      <text:list-level-style-bullet text:level="3" text:style-name="Character_5f_20_5f_style" text:bullet-char="–">
        <style:list-level-properties text:list-level-position-and-space-mode="label-alignment">
          <style:list-level-label-alignment text:label-followed-by="listtab" fo:text-indent="-0.1181in" fo:margin-left="0.3543in"/>
        </style:list-level-properties>
        <style:text-properties style:font-name="OpenSymbol"/>
      </text:list-level-style-bullet>
      <text:list-level-style-bullet text:level="4" text:style-name="Character_5f_20_5f_style" text:bullet-char="–">
        <style:list-level-properties text:list-level-position-and-space-mode="label-alignment">
          <style:list-level-label-alignment text:label-followed-by="listtab" fo:text-indent="-0.1181in" fo:margin-left="0.472in"/>
        </style:list-level-properties>
        <style:text-properties style:font-name="OpenSymbol"/>
      </text:list-level-style-bullet>
      <text:list-level-style-bullet text:level="5" text:style-name="Character_5f_20_5f_style" text:bullet-char="–">
        <style:list-level-properties text:list-level-position-and-space-mode="label-alignment">
          <style:list-level-label-alignment text:label-followed-by="listtab" fo:text-indent="-0.1181in" fo:margin-left="0.5902in"/>
        </style:list-level-properties>
        <style:text-properties style:font-name="OpenSymbol"/>
      </text:list-level-style-bullet>
      <text:list-level-style-bullet text:level="6" text:style-name="Character_5f_20_5f_style" text:bullet-char="–">
        <style:list-level-properties text:list-level-position-and-space-mode="label-alignment">
          <style:list-level-label-alignment text:label-followed-by="listtab" fo:text-indent="-0.1181in" fo:margin-left="0.7083in"/>
        </style:list-level-properties>
        <style:text-properties style:font-name="OpenSymbol"/>
      </text:list-level-style-bullet>
      <text:list-level-style-bullet text:level="7" text:style-name="Character_5f_20_5f_style" text:bullet-char="–">
        <style:list-level-properties text:list-level-position-and-space-mode="label-alignment">
          <style:list-level-label-alignment text:label-followed-by="listtab" fo:text-indent="-0.1181in" fo:margin-left="0.8272in"/>
        </style:list-level-properties>
        <style:text-properties style:font-name="OpenSymbol"/>
      </text:list-level-style-bullet>
      <text:list-level-style-bullet text:level="8" text:style-name="Character_5f_20_5f_style" text:bullet-char="–">
        <style:list-level-properties text:list-level-position-and-space-mode="label-alignment">
          <style:list-level-label-alignment text:label-followed-by="listtab" fo:text-indent="-0.1181in" fo:margin-left="0.9453in"/>
        </style:list-level-properties>
        <style:text-properties style:font-name="OpenSymbol"/>
      </text:list-level-style-bullet>
      <text:list-level-style-bullet text:level="9" text:style-name="Character_5f_20_5f_style" text:bullet-char="–">
        <style:list-level-properties text:list-level-position-and-space-mode="label-alignment">
          <style:list-level-label-alignment text:label-followed-by="listtab" fo:text-indent="-0.1181in" fo:margin-left="1.0634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31" style:display-name="List 31">
      <text:list-level-style-bullet text:level="1" text:style-name="Character_5f_20_5f_style" text:bullet-char="☑">
        <style:list-level-properties text:list-level-position-and-space-mode="label-alignment">
          <style:list-level-label-alignment text:label-followed-by="listtab" fo:text-indent="-0.1555in" fo:margin-left="0.1555in"/>
        </style:list-level-properties>
        <style:text-properties style:font-name="OpenSymbol"/>
      </text:list-level-style-bullet>
      <text:list-level-style-bullet text:level="2" text:style-name="Character_5f_20_5f_style" text:bullet-char="□">
        <style:list-level-properties text:list-level-position-and-space-mode="label-alignment">
          <style:list-level-label-alignment text:label-followed-by="listtab" fo:text-indent="-0.1555in" fo:margin-left="0.311in"/>
        </style:list-level-properties>
        <style:text-properties style:font-name="OpenSymbol"/>
      </text:list-level-style-bullet>
      <text:list-level-style-bullet text:level="3" text:style-name="Character_5f_20_5f_style" text:bullet-char="☑">
        <style:list-level-properties text:list-level-position-and-space-mode="label-alignment">
          <style:list-level-label-alignment text:label-followed-by="listtab" fo:text-indent="-0.1555in" fo:margin-left="0.1555in"/>
        </style:list-level-properties>
        <style:text-properties style:font-name="OpenSymbol"/>
      </text:list-level-style-bullet>
      <text:list-level-style-bullet text:level="4" text:style-name="Character_5f_20_5f_style" text:bullet-char="□">
        <style:list-level-properties text:list-level-position-and-space-mode="label-alignment">
          <style:list-level-label-alignment text:label-followed-by="listtab" fo:text-indent="-0.1555in" fo:margin-left="0.311in"/>
        </style:list-level-properties>
        <style:text-properties style:font-name="OpenSymbol"/>
      </text:list-level-style-bullet>
      <text:list-level-style-bullet text:level="5" text:style-name="Character_5f_20_5f_style" text:bullet-char="☑">
        <style:list-level-properties text:list-level-position-and-space-mode="label-alignment">
          <style:list-level-label-alignment text:label-followed-by="listtab" fo:text-indent="-0.1555in" fo:margin-left="0.1555in"/>
        </style:list-level-properties>
        <style:text-properties style:font-name="OpenSymbol"/>
      </text:list-level-style-bullet>
      <text:list-level-style-bullet text:level="6" text:style-name="Character_5f_20_5f_style" text:bullet-char="□">
        <style:list-level-properties text:list-level-position-and-space-mode="label-alignment">
          <style:list-level-label-alignment text:label-followed-by="listtab" fo:text-indent="-0.1555in" fo:margin-left="0.311in"/>
        </style:list-level-properties>
        <style:text-properties style:font-name="OpenSymbol"/>
      </text:list-level-style-bullet>
      <text:list-level-style-bullet text:level="7" text:style-name="Character_5f_20_5f_style" text:bullet-char="☑">
        <style:list-level-properties text:list-level-position-and-space-mode="label-alignment">
          <style:list-level-label-alignment text:label-followed-by="listtab" fo:text-indent="-0.1555in" fo:margin-left="0.1555in"/>
        </style:list-level-properties>
        <style:text-properties style:font-name="OpenSymbol"/>
      </text:list-level-style-bullet>
      <text:list-level-style-bullet text:level="8" text:style-name="Character_5f_20_5f_style" text:bullet-char="□">
        <style:list-level-properties text:list-level-position-and-space-mode="label-alignment">
          <style:list-level-label-alignment text:label-followed-by="listtab" fo:text-indent="-0.1555in" fo:margin-left="0.311in"/>
        </style:list-level-properties>
        <style:text-properties style:font-name="OpenSymbol"/>
      </text:list-level-style-bullet>
      <text:list-level-style-bullet text:level="9" text:style-name="Character_5f_20_5f_style" text:bullet-char="☑">
        <style:list-level-properties text:list-level-position-and-space-mode="label-alignment">
          <style:list-level-label-alignment text:label-followed-by="listtab" fo:text-indent="-0.1555in" fo:margin-left="0.155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41" style:display-name="List 41">
      <text:list-level-style-bullet text:level="1" text:style-name="Character_5f_20_5f_style" text:bullet-char="➢">
        <style:list-level-properties text:list-level-position-and-space-mode="label-alignment">
          <style:list-level-label-alignment text:label-followed-by="listtab" fo:text-indent="-0.1575in" fo:margin-left="0.1575in"/>
        </style:list-level-properties>
        <style:text-properties style:font-name="OpenSymbol"/>
      </text:list-level-style-bullet>
      <text:list-level-style-bullet text:level="2" text:style-name="Character_5f_20_5f_style" text:bullet-char="">
        <style:list-level-properties text:list-level-position-and-space-mode="label-alignment">
          <style:list-level-label-alignment text:label-followed-by="listtab" fo:text-indent="-0.1575in" fo:margin-left="0.3154in"/>
        </style:list-level-properties>
        <style:text-properties style:font-name="OpenSymbol"/>
      </text:list-level-style-bullet>
      <text:list-level-style-bullet text:level="3" text:style-name="Character_5f_20_5f_style" text:bullet-char="">
        <style:list-level-properties text:list-level-position-and-space-mode="label-alignment">
          <style:list-level-label-alignment text:label-followed-by="listtab" fo:text-indent="-0.1575in" fo:margin-left="0.472in"/>
        </style:list-level-properties>
        <style:text-properties style:font-name="OpenSymbol"/>
      </text:list-level-style-bullet>
      <text:list-level-style-bullet text:level="4" text:style-name="Character_5f_20_5f_style" text:bullet-char="">
        <style:list-level-properties text:list-level-position-and-space-mode="label-alignment">
          <style:list-level-label-alignment text:label-followed-by="listtab" fo:text-indent="-0.1575in" fo:margin-left="0.6299in"/>
        </style:list-level-properties>
        <style:text-properties style:font-name="OpenSymbol"/>
      </text:list-level-style-bullet>
      <text:list-level-style-bullet text:level="5" text:style-name="Character_5f_20_5f_style" text:bullet-char="">
        <style:list-level-properties text:list-level-position-and-space-mode="label-alignment">
          <style:list-level-label-alignment text:label-followed-by="listtab" fo:text-indent="-0.1575in" fo:margin-left="0.7874in"/>
        </style:list-level-properties>
        <style:text-properties style:font-name="OpenSymbol"/>
      </text:list-level-style-bullet>
      <text:list-level-style-bullet text:level="6" text:style-name="Character_5f_20_5f_style" text:bullet-char="">
        <style:list-level-properties text:list-level-position-and-space-mode="label-alignment">
          <style:list-level-label-alignment text:label-followed-by="listtab" fo:text-indent="-0.1575in" fo:margin-left="0.9453in"/>
        </style:list-level-properties>
        <style:text-properties style:font-name="OpenSymbol"/>
      </text:list-level-style-bullet>
      <text:list-level-style-bullet text:level="7" text:style-name="Character_5f_20_5f_style" text:bullet-char="">
        <style:list-level-properties text:list-level-position-and-space-mode="label-alignment">
          <style:list-level-label-alignment text:label-followed-by="listtab" fo:text-indent="-0.1575in" fo:margin-left="1.102in"/>
        </style:list-level-properties>
        <style:text-properties style:font-name="OpenSymbol"/>
      </text:list-level-style-bullet>
      <text:list-level-style-bullet text:level="8" text:style-name="Character_5f_20_5f_style" text:bullet-char="">
        <style:list-level-properties text:list-level-position-and-space-mode="label-alignment">
          <style:list-level-label-alignment text:label-followed-by="listtab" fo:text-indent="-0.1575in" fo:margin-left="1.2598in"/>
        </style:list-level-properties>
        <style:text-properties style:font-name="OpenSymbol"/>
      </text:list-level-style-bullet>
      <text:list-level-style-bullet text:level="9" text:style-name="Character_5f_20_5f_style" text:bullet-char="">
        <style:list-level-properties text:list-level-position-and-space-mode="label-alignment">
          <style:list-level-label-alignment text:label-followed-by="listtab" fo:text-indent="-0.1575in" fo:margin-left="1.417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51" style:display-name="List 51">
      <text:list-level-style-bullet text:level="1" text:style-name="Character_5f_20_5f_style" text:bullet-char="✗">
        <style:list-level-properties text:list-level-position-and-space-mode="label-alignment">
          <style:list-level-label-alignment text:label-followed-by="listtab" fo:text-indent="-0.1575in" fo:margin-left="0.1575in"/>
        </style:list-level-properties>
        <style:text-properties style:font-name="OpenSymbol"/>
      </text:list-level-style-bullet>
      <text:list-level-style-bullet text:level="2" text:style-name="Character_5f_20_5f_style" text:bullet-char="✗">
        <style:list-level-properties text:list-level-position-and-space-mode="label-alignment">
          <style:list-level-label-alignment text:label-followed-by="listtab" fo:text-indent="-0.1575in" fo:margin-left="0.3154in"/>
        </style:list-level-properties>
        <style:text-properties style:font-name="OpenSymbol"/>
      </text:list-level-style-bullet>
      <text:list-level-style-bullet text:level="3" text:style-name="Character_5f_20_5f_style" text:bullet-char="✗">
        <style:list-level-properties text:list-level-position-and-space-mode="label-alignment">
          <style:list-level-label-alignment text:label-followed-by="listtab" fo:text-indent="-0.1575in" fo:margin-left="0.472in"/>
        </style:list-level-properties>
        <style:text-properties style:font-name="OpenSymbol"/>
      </text:list-level-style-bullet>
      <text:list-level-style-bullet text:level="4" text:style-name="Character_5f_20_5f_style" text:bullet-char="✗">
        <style:list-level-properties text:list-level-position-and-space-mode="label-alignment">
          <style:list-level-label-alignment text:label-followed-by="listtab" fo:text-indent="-0.1575in" fo:margin-left="0.6299in"/>
        </style:list-level-properties>
        <style:text-properties style:font-name="OpenSymbol"/>
      </text:list-level-style-bullet>
      <text:list-level-style-bullet text:level="5" text:style-name="Character_5f_20_5f_style" text:bullet-char="✗">
        <style:list-level-properties text:list-level-position-and-space-mode="label-alignment">
          <style:list-level-label-alignment text:label-followed-by="listtab" fo:text-indent="-0.1575in" fo:margin-left="0.7874in"/>
        </style:list-level-properties>
        <style:text-properties style:font-name="OpenSymbol"/>
      </text:list-level-style-bullet>
      <text:list-level-style-bullet text:level="6" text:style-name="Character_5f_20_5f_style" text:bullet-char="✗">
        <style:list-level-properties text:list-level-position-and-space-mode="label-alignment">
          <style:list-level-label-alignment text:label-followed-by="listtab" fo:text-indent="-0.1575in" fo:margin-left="0.9453in"/>
        </style:list-level-properties>
        <style:text-properties style:font-name="OpenSymbol"/>
      </text:list-level-style-bullet>
      <text:list-level-style-bullet text:level="7" text:style-name="Character_5f_20_5f_style" text:bullet-char="✗">
        <style:list-level-properties text:list-level-position-and-space-mode="label-alignment">
          <style:list-level-label-alignment text:label-followed-by="listtab" fo:text-indent="-0.1575in" fo:margin-left="1.102in"/>
        </style:list-level-properties>
        <style:text-properties style:font-name="OpenSymbol"/>
      </text:list-level-style-bullet>
      <text:list-level-style-bullet text:level="8" text:style-name="Character_5f_20_5f_style" text:bullet-char="✗">
        <style:list-level-properties text:list-level-position-and-space-mode="label-alignment">
          <style:list-level-label-alignment text:label-followed-by="listtab" fo:text-indent="-0.1575in" fo:margin-left="1.2598in"/>
        </style:list-level-properties>
        <style:text-properties style:font-name="OpenSymbol"/>
      </text:list-level-style-bullet>
      <text:list-level-style-bullet text:level="9" text:style-name="Character_5f_20_5f_style" text:bullet-char="✗">
        <style:list-level-properties text:list-level-position-and-space-mode="label-alignment">
          <style:list-level-label-alignment text:label-followed-by="listtab" fo:text-indent="-0.1575in" fo:margin-left="1.417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_5f_1" style:display-name="Numbering 1_1">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2_5f_1" style:display-name="Numbering 2_1">
      <text:list-level-style-number text:level="1" style:num-format="1">
        <style:list-level-properties text:list-level-position-and-space-mode="label-alignment">
          <style:list-level-label-alignment text:label-followed-by="listtab" fo:text-indent="-0.05in" fo:margin-left="0.05in"/>
        </style:list-level-properties>
      </text:list-level-style-number>
      <text:list-level-style-number text:level="2"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3_5f_1" style:display-name="Numbering 3_1">
      <text:list-level-style-number text:level="1" style:num-format="1">
        <style:list-level-properties text:list-level-position-and-space-mode="label-alignment">
          <style:list-level-label-alignment text:label-followed-by="listtab" fo:text-indent="-1.1811in" fo:margin-left="1.1811in"/>
        </style:list-level-properties>
      </text:list-level-style-number>
      <text:list-level-style-number text:level="2" style:num-format="1" text:start-value="2">
        <style:list-level-properties text:list-level-position-and-space-mode="label-alignment">
          <style:list-level-label-alignment text:label-followed-by="listtab" fo:text-indent="-1.1811in" fo:margin-left="2.3626in"/>
        </style:list-level-properties>
      </text:list-level-style-number>
      <text:list-level-style-number text:level="3" style:num-format="1" text:start-value="3">
        <style:list-level-properties text:list-level-position-and-space-mode="label-alignment">
          <style:list-level-label-alignment text:label-followed-by="listtab" fo:text-indent="-1.1811in" fo:margin-left="3.5437in"/>
        </style:list-level-properties>
      </text:list-level-style-number>
      <text:list-level-style-number text:level="4" style:num-format="1" text:start-value="4">
        <style:list-level-properties text:list-level-position-and-space-mode="label-alignment">
          <style:list-level-label-alignment text:label-followed-by="listtab" fo:text-indent="-1.1811in" fo:margin-left="4.7252in"/>
        </style:list-level-properties>
      </text:list-level-style-number>
      <text:list-level-style-number text:level="5" style:num-format="1" text:start-value="5">
        <style:list-level-properties text:list-level-position-and-space-mode="label-alignment">
          <style:list-level-label-alignment text:label-followed-by="listtab" fo:text-indent="-1.1811in" fo:margin-left="5.9063in"/>
        </style:list-level-properties>
      </text:list-level-style-number>
      <text:list-level-style-number text:level="6" style:num-format="1" text:start-value="6">
        <style:list-level-properties text:list-level-position-and-space-mode="label-alignment">
          <style:list-level-label-alignment text:label-followed-by="listtab" fo:text-indent="-1.1811in" fo:margin-left="7.0874in"/>
        </style:list-level-properties>
      </text:list-level-style-number>
      <text:list-level-style-number text:level="7" style:num-format="1" text:start-value="7">
        <style:list-level-properties text:list-level-position-and-space-mode="label-alignment">
          <style:list-level-label-alignment text:label-followed-by="listtab" fo:text-indent="-1.1811in" fo:margin-left="8.2689in"/>
        </style:list-level-properties>
      </text:list-level-style-number>
      <text:list-level-style-number text:level="8" style:num-format="1" text:start-value="8">
        <style:list-level-properties text:list-level-position-and-space-mode="label-alignment">
          <style:list-level-label-alignment text:label-followed-by="listtab" fo:text-indent="-1.1811in" fo:margin-left="9.45in"/>
        </style:list-level-properties>
      </text:list-level-style-number>
      <text:list-level-style-number text:level="9" style:num-format="1" text:start-value="9">
        <style:list-level-properties text:list-level-position-and-space-mode="label-alignment">
          <style:list-level-label-alignment text:label-followed-by="listtab" fo:text-indent="-1.1811in" fo:margin-left="10.6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4" style:display-name="Numbering 4">
      <text:list-level-style-number text:level="1"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5" style:display-name="Numbering 5">
      <text:list-level-style-number text:level="1" style:num-suffix="." style:num-format="1">
        <style:list-level-properties text:list-level-position-and-space-mode="label-alignment">
          <style:list-level-label-alignment text:label-followed-by="listtab" fo:text-indent="-0.1575in" fo:margin-left="0.1575in"/>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2563in" fo:margin-left="0.4335in"/>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0.1772in" fo:margin-left="0.6102in"/>
        </style:list-level-properties>
      </text:list-level-style-number>
      <text:list-level-style-bullet text:level="4" text:style-name="Character_5f_20_5f_style" text:bullet-char="•">
        <style:list-level-properties text:list-level-position-and-space-mode="label-alignment">
          <style:list-level-label-alignment text:label-followed-by="listtab" fo:text-indent="-0.1555in" fo:margin-left="0.7874in"/>
        </style:list-level-properties>
        <style:text-properties style:font-name="OpenSymbol"/>
      </text:list-level-style-bullet>
      <text:list-level-style-bullet text:level="5" text:style-name="Character_5f_20_5f_style" text:bullet-char="•">
        <style:list-level-properties text:list-level-position-and-space-mode="label-alignment">
          <style:list-level-label-alignment text:label-followed-by="listtab" fo:text-indent="-0.1555in" fo:margin-left="0.9429in"/>
        </style:list-level-properties>
        <style:text-properties style:font-name="OpenSymbol"/>
      </text:list-level-style-bullet>
      <text:list-level-style-bullet text:level="6" text:style-name="Character_5f_20_5f_style" text:bullet-char="•">
        <style:list-level-properties text:list-level-position-and-space-mode="label-alignment">
          <style:list-level-label-alignment text:label-followed-by="listtab" fo:text-indent="-0.1555in" fo:margin-left="1.0984in"/>
        </style:list-level-properties>
        <style:text-properties style:font-name="OpenSymbol"/>
      </text:list-level-style-bullet>
      <text:list-level-style-bullet text:level="7" text:style-name="Character_5f_20_5f_style" text:bullet-char="•">
        <style:list-level-properties text:list-level-position-and-space-mode="label-alignment">
          <style:list-level-label-alignment text:label-followed-by="listtab" fo:text-indent="-0.1555in" fo:margin-left="1.2543in"/>
        </style:list-level-properties>
        <style:text-properties style:font-name="OpenSymbol"/>
      </text:list-level-style-bullet>
      <text:list-level-style-bullet text:level="8" text:style-name="Character_5f_20_5f_style" text:bullet-char="•">
        <style:list-level-properties text:list-level-position-and-space-mode="label-alignment">
          <style:list-level-label-alignment text:label-followed-by="listtab" fo:text-indent="-0.1555in" fo:margin-left="1.4098in"/>
        </style:list-level-properties>
        <style:text-properties style:font-name="OpenSymbol"/>
      </text:list-level-style-bullet>
      <text:list-level-style-bullet text:level="9" text:style-name="Character_5f_20_5f_style" text:bullet-char="•">
        <style:list-level-properties text:list-level-position-and-space-mode="label-alignment">
          <style:list-level-label-alignment text:label-followed-by="listtab" fo:text-indent="-0.1555in" fo:margin-left="1.5654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in" fo:margin-left="0in" fo:margin-right="0in" fo:margin-bottom="0in" style:dynamic-spacing="true"/>
      </style:header-style>
      <style:footer-style>
        <style:header-footer-properties fo:min-height="0.2402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Header"/>
      </style:header>
      <style:footer>
        <text:p text:style-name="List"><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0.3$Windows_X86_64 LibreOffice_project/8061b3e9204bef6b321a21033174034a5e2ea88e</meta:generator>
    <dc:title>Chapter 12 Arrays </dc:title>
    <meta:creation-date>2019-10-28T13:15:00Z</meta:creation-date>
    <dc:date>2020-08-21T00:24:54.942000000</dc:date>
    <meta:editing-cycles>23</meta:editing-cycles>
    <meta:editing-duration>PT1H4M25S</meta:editing-duration>
    <meta:document-statistic meta:table-count="1" meta:image-count="0" meta:object-count="0" meta:page-count="11" meta:paragraph-count="261" meta:word-count="3280" meta:character-count="18019" meta:non-whitespace-character-count="14886"/>
    <meta:template xlink:type="simple" xlink:actuate="onRequest" xlink:title="" xlink:href="fbeginnerm.odm"/>
  </office:meta>
</office:document-meta>
</file>